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fo:background-color="#ffff00"/>
    </style:style>
    <style:style style:name="P2" style:family="paragraph" style:parent-style-name="Standard">
      <style:text-properties fo:background-color="transparent"/>
    </style:style>
    <style:style style:name="P3" style:family="paragraph" style:parent-style-name="Standard">
      <style:text-properties officeooo:paragraph-rsid="000aab4e"/>
    </style:style>
    <style:style style:name="P4" style:family="paragraph" style:parent-style-name="Standard">
      <style:text-properties officeooo:paragraph-rsid="000c48f0"/>
    </style:style>
    <style:style style:name="P5" style:family="paragraph" style:parent-style-name="Standard">
      <style:text-properties officeooo:rsid="000ff949" officeooo:paragraph-rsid="000ff949"/>
    </style:style>
    <style:style style:name="P6" style:family="paragraph" style:parent-style-name="Standard">
      <style:text-properties officeooo:rsid="000ff949" officeooo:paragraph-rsid="0010fb31"/>
    </style:style>
    <style:style style:name="P7" style:family="paragraph" style:parent-style-name="Standard">
      <style:text-properties officeooo:rsid="0010fb31" officeooo:paragraph-rsid="0010fb31"/>
    </style:style>
    <style:style style:name="P8" style:family="paragraph" style:parent-style-name="Standard">
      <style:text-properties officeooo:paragraph-rsid="00168f57"/>
    </style:style>
    <style:style style:name="P9" style:family="paragraph" style:parent-style-name="Standard" style:list-style-name="L1"/>
    <style:style style:name="P10" style:family="paragraph" style:parent-style-name="Standard" style:list-style-name="L2"/>
    <style:style style:name="P11" style:family="paragraph" style:parent-style-name="Standard">
      <style:text-properties officeooo:paragraph-rsid="001791ae"/>
    </style:style>
    <style:style style:name="P12" style:family="paragraph" style:parent-style-name="Standard">
      <style:text-properties officeooo:rsid="000ff949" officeooo:paragraph-rsid="000ff949"/>
    </style:style>
    <style:style style:name="P13" style:family="paragraph" style:parent-style-name="Standard">
      <style:text-properties officeooo:rsid="001c1769" officeooo:paragraph-rsid="001c1769"/>
    </style:style>
    <style:style style:name="T1" style:family="text">
      <style:text-properties fo:background-color="#ffff00" loext:char-shading-value="0"/>
    </style:style>
    <style:style style:name="T2" style:family="text">
      <style:text-properties officeooo:rsid="00094dc2"/>
    </style:style>
    <style:style style:name="T3" style:family="text">
      <style:text-properties officeooo:rsid="000aab4e"/>
    </style:style>
    <style:style style:name="T4" style:family="text">
      <style:text-properties officeooo:rsid="000afa54"/>
    </style:style>
    <style:style style:name="T5" style:family="text">
      <style:text-properties fo:background-color="transparent" loext:char-shading-value="0"/>
    </style:style>
    <style:style style:name="T6" style:family="text">
      <style:text-properties officeooo:rsid="000afa54" fo:background-color="#ffff99" loext:char-shading-value="0"/>
    </style:style>
    <style:style style:name="T7" style:family="text">
      <style:text-properties officeooo:rsid="000c48f0"/>
    </style:style>
    <style:style style:name="T8" style:family="text">
      <style:text-properties officeooo:rsid="000e3409"/>
    </style:style>
    <style:style style:name="T9" style:family="text">
      <style:text-properties officeooo:rsid="000eea8f"/>
    </style:style>
    <style:style style:name="T10" style:family="text">
      <style:text-properties officeooo:rsid="000ff949"/>
    </style:style>
    <style:style style:name="T11" style:family="text">
      <style:text-properties officeooo:rsid="0010fb31"/>
    </style:style>
    <style:style style:name="T12" style:family="text">
      <style:text-properties officeooo:rsid="001412d4"/>
    </style:style>
    <style:style style:name="T13" style:family="text">
      <style:text-properties officeooo:rsid="00154ba0"/>
    </style:style>
    <style:style style:name="T14" style:family="text">
      <style:text-properties officeooo:rsid="0016057f"/>
    </style:style>
    <style:style style:name="T15" style:family="text">
      <style:text-properties officeooo:rsid="00168f57"/>
    </style:style>
    <style:style style:name="T16" style:family="text">
      <style:text-properties officeooo:rsid="001791ae"/>
    </style:style>
    <style:style style:name="T17" style:family="text">
      <style:text-properties officeooo:rsid="00194ba3"/>
    </style:style>
    <style:style style:name="T18" style:family="text">
      <style:text-properties officeooo:rsid="001b204a"/>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ICOSAHOM 2018 – Oral Presentation</text:p>
      <text:p text:style-name="Standard"/>
      <text:p text:style-name="Standard">To Do:</text:p>
      <text:list xml:id="list3885125688748713728" text:style-name="L1">
        <text:list-item>
          <text:p text:style-name="P9">Timing (should be ~25 minutes).</text:p>
        </text:list-item>
        <text:list-item>
          <text:p text:style-name="P9">Practice until the text comes naturally!</text:p>
        </text:list-item>
      </text:list>
      <text:p text:style-name="Standard"/>
      <text:p text:style-name="Standard">1 Title</text:p>
      <text:p text:style-name="Standard">Good morning. I would like to start off by thanking the organizers of this session for their <text:span text:style-name="T16">generous </text:span>invitation and especially for their having put together such an exciting group of speakers.</text:p>
      <text:p text:style-name="Standard"/>
      <text:p text:style-name="Standard">My name Philip Zwanenburg, working under the supervision of professor Nadarajah at McGill University and I will be presenting on the selection of finite element test norms for hyperbolic PDEs based on their stabilization and convergence properties. </text:p>
      <text:p text:style-name="Standard"/>
      <text:p text:style-name="Standard"/>
      <text:p text:style-name="Standard">2 Motivation and Goals</text:p>
      <text:p text:style-name="Standard">The success of standard Galerkin finite element methods for the solution of elliptic partial differential equations (PDEs) arises from the relation between the variational formulations and the minimization of an energy functional. This is well established and many stable and optimally convergent finite element methods in both the continuous and discontinuous Galerkin settings have been proposed.</text:p>
      <text:p text:style-name="Standard"/>
      <text:p text:style-name="Standard">In the case of convection-dominated or purely hyperbolic PDEs, additional stabilization is required in regions of high local Peclet <text:span text:style-name="T2">or </text:span>Reynolds number. While the need for this stabilization is understood, the specific form which it should take in order to guarantee both stable and optimally convergent discretizations is <text:s/>neither generally provided nor utilized in the few instances in which results are available. For the purposes of this talk, we will restrict the discussion to the introduction of the stabilization either though suitably chosen numerical fluxes or through a modification <text:span text:style-name="T2">of</text:span> the test space, resulting in a Petrov-Galerkin method. </text:p>
      <text:p text:style-name="Standard"/>
      <text:p text:style-name="P11">Taking the linear advection equation as a model problem, our goal <text:span text:style-name="T2">here </text:span>is to present our <text:span text:style-name="T2">current understanding and results of our </text:span>initial <text:span text:style-name="T2">findings regarding the</text:span> determin<text:span text:style-name="T2">ation of</text:span> the optimal form of stabilization, to be subsequently defined. We are still at the beginning of our investigation of how these concepts may be applied to our ultimate <text:span text:style-name="T2">aim</text:span> of providing advantages compared to existing <text:span text:style-name="T2">methods</text:span> for the compressible Navier-Stokes equations <text:span text:style-name="T2">and</text:span> we are <text:span text:style-name="T2">consequently</text:span> very open to <text:span text:style-name="T2">any</text:span> suggestions <text:span text:style-name="T2">or</text:span> discussion. It is our hope that this talk will leave you with <text:span text:style-name="T2">several </text:span>interesting ideas <text:span text:style-name="T2">and especially that you may find use for them in </text:span>your own research.</text:p>
      <text:p text:style-name="Standard"/>
      <text:p text:style-name="Standard"/>
      <text:p text:style-name="Standard">3 Outline</text:p>
      <text:p text:style-name="Standard">We now present our outline.</text:p>
      <text:p text:style-name="Standard"/>
      <text:p text:style-name="P3">We will first outline the methods under consideration with detailed discussion of the related theory. We have specifically considered: the discontinuous Petrov-Galerkin method of Demkowicz et al. with various test norms, the optimal trial Petrov-Galerkin method recently formulated by Brunken et al. <text:span text:style-name="T3">and <text:s/>the discontinuous Galerkin method with upwind numerical fluxes.</text:span></text:p>
      <text:p text:style-name="Standard"/>
      <text:p text:style-name="Standard">Defining the optimal stabilization as that resulting in the computed solution being the L2 projection of the exact solution, it will be clear from the presentation that the trend will be towards using a stronger norm for the test space and a weaker norm for the trial space used in the discrete inf-sup condition and <text:soft-page-break/>then attempting to <text:span text:style-name="T3">have</text:span> the continuity and inf-sup constants take values of 1.</text:p>
      <text:p text:style-name="Standard"/>
      <text:p text:style-name="Standard">We will then present several numerical results comparing the performance of each of the methods for one and two dimensional problems and end with a discussion on the <text:span text:style-name="T3">successes and</text:span> limitations which we have encountered and our <text:span text:style-name="T3">expected </text:span>future work.</text:p>
      <text:p text:style-name="Standard"/>
      <text:p text:style-name="Standard"/>
      <text:p text:style-name="Standard">4 Abstract Functional Setting – Continuous</text:p>
      <text:p text:style-name="Standard">We begin with the introduction of a linear abstract functional setting. Consider the abstract variational problem given here where U and V denote the trial and test spaces, respectively, which are assumed to be Hilbert spaces, and where the bilinear form 'b' and the linear form 'l' correspond to a particular variational formulation. Note that we have inverted the standard notation of writing the test variable <text:span text:style-name="T3">second </text:span>for consistency with the eventual numerical treatments.</text:p>
      <text:p text:style-name="Standard"/>
      <text:p text:style-name="Standard">We enforce the standard requirements that the bilinear form is bounded with continuity constant M, stable with inf-sup constant \gamma greater than zero and that the linear form is continuous and satisfies the compatibility condition given here, <text:span text:style-name="T3">namely </text:span>that we do not have non-zero loads for test functions resulting in a vanishing bilinear form. Then by the Banach-Necas-Babuska theorem the problem is well-posed (has a unique solution, u, that depends continuously on the data).</text:p>
      <text:p text:style-name="Standard"/>
      <text:p text:style-name="Standard"/>
      <text:p text:style-name="Standard">5 Abstract Functional Setting – Discrete</text:p>
      <text:p text:style-name="Standard">Letting variables with 'h' subscripts denote finite dimensional (or discrete) quantities and choosing discrete trial and test spaces, we obtain the discrete variational problem <text:span text:style-name="T16">shown here</text:span>. If a discrete version of the inf-sup condition holds, then the discrete problem is well-posed and satisfies the following error estimate for which we offer a quick proof as it emphasizes the importance of the continuity and inf-sup <text:span text:style-name="T16">conditions</text:span>.</text:p>
      <text:p text:style-name="Standard"/>
      <text:p text:style-name="Standard">6 Quic<text:span text:style-name="T5">k Proof</text:span></text:p>
      <text:p text:style-name="Standard">Beginning with the discrete inf-sup condition and substituting the following choice <text:span text:style-name="T4">(w_h minus u_h) </text:span>for u_h into all relevant terms we obtain the first line of the inequality below. The linearity of the bilinear form then allows us to add and subtract the exact solution. As a result of Galerkin orthogonality, the second term in the numerator is <text:span text:style-name="T4">then </text:span>equal to zero. Using the continuity condition and cancelling the term in the test space from the numerator and the denominator, we obtain the last inequality. <text:span text:style-name="T6">(Add:? Note about solution norm not needing to the the same for the inf-sup and continuity condition but that they must be selected such that convergence is as sharp as possible)</text:span></text:p>
      <text:p text:style-name="Standard"/>
      <text:p text:style-name="Standard">7 Quick Pr<text:span text:style-name="T5">oof</text:span></text:p>
      <text:p text:style-name="Standard">We can then use the triangle inequality and that just obtained to recover the error estimate, noting that it has been demonstrated that the additional 1 can be removed in the Hilbert space setting.</text:p>
      <text:p text:style-name="Standard"/>
      <text:p text:style-name="Standard">Several points are now of note. First, it can be seen that the computed solution is the best approximation to the exact solution in the trial space norm set according to the continuity and inf-sup conditions. If the trial norm is given by the L2 norm and the continuity and inf-sup constants are independent of the mesh size <text:span text:style-name="T4">and solution regime</text:span>, it is thus observed that the computed solution will converge optimally in the L2 norm. This will be a focus later in the presentation. </text:p>
      <text:p text:style-name="Standard"/>
      <text:p text:style-name="P1">Download the Xu paper and review why the 1 can be removed.</text:p>
      <text:p text:style-name="P1"/>
      <text:p text:style-name="P2"><text:soft-page-break/>8 Selection of Norms</text:p>
      <text:p text:style-name="Standard"/>
      <text:p text:style-name="P4">Second, a case of particular interest occurs when noting that the computed solution will be given by the __best__ approximation in the trial norm when the continuity and inf-sup constants are equal. It has been proven that the inf-sup constant being equal to one <text:span text:style-name="T12">is implied by</text:span> <text:span text:style-name="T13">the continuity constant being equal to one and </text:span>the existence of corresponding trial and test spaces <text:span text:style-name="T7">and </text:span>solution-dependent test functions, <text:span text:style-name="T13">such that equality in the continuity condition is attainable</text:span>. In what follows, it will be shown that the optimal trial Petrov-Galerkin method has the choice of norms for the two spaces dictated b<text:span text:style-name="T13">y this exact mechanism</text:span>. We characterize this choice with the description of the norms being naturally induced by the problem.</text:p>
      <text:p text:style-name="Standard"/>
      <text:p text:style-name="Standard">Finally, while not <text:span text:style-name="T18">yet </text:span>encounted in our own <text:span text:style-name="T7">work</text:span>, we note in the case of singular perturbation problems that <text:span text:style-name="T17">previous investigations have shown that </text:span>certain choices of test norms resulted in test functions forming steep boundary layers within elements and becoming difficult to resolve, <text:span text:style-name="T18">leading to a breakdown of the method</text:span>. </text:p>
      <text:p text:style-name="Standard"/>
      <text:p text:style-name="Standard"/>
      <text:p text:style-name="Standard">9 Selection of Norms</text:p>
      <text:p text:style-name="Standard">Once a test norm is selected, optimal test functions are computed for components of the trial space. </text:p>
      <text:p text:style-name="Standard">Defining the map from trial to test space, T, using the test space inner product, then the optimal test space is given by the solution to this linear system for each of the discrete trial functions. </text:p>
      <text:p text:style-name="Standard"/>
      <text:p text:style-name="Standard">Discrete versions of these equations can then be used to compute optimal test functions for the solution. Note that the continuous test space is still used above and the specific choice of discrete test space is made according to the practical realization of the method.</text:p>
      <text:p text:style-name="Standard"/>
      <text:p text:style-name="Standard">This presentation corresponds to the stabilization introduced through the variation of the test space. The alternative which we consider based on the introduction of stabilization through the choice of suitably chosen numerical flux can also be interpreted in a similar manner. We consider this approach only in the context of the discontinous Galerkin method where the trial and test space are equal, and it is very interesting to <text:span text:style-name="T7">assess</text:span> the well-posedness of the upwind method in terms of the corresponding trial and test norms required for boundedness and stability.</text:p>
      <text:p text:style-name="Standard"/>
      <text:p text:style-name="Standard">With the above abstract theory in place, we now move on to the description of the <text:span text:style-name="T7">model problem and </text:span>specific methods considered in this work.</text:p>
      <text:p text:style-name="Standard"/>
      <text:p text:style-name="Standard"/>
      <text:p text:style-name="Standard">10 Model Problem</text:p>
      <text:p text:style-name="Standard">The model problem considered here is the steady linear advection equation. We denote the solution <text:span text:style-name="T7">by</text:span> 'u', the advection velocity <text:span text:style-name="T7">by</text:span> 'b', the source term <text:span text:style-name="T7">by</text:span> 's', and outward pointing unit normal vectors by 'n'.</text:p>
      <text:p text:style-name="Standard"/>
      <text:p text:style-name="Standard">The weak formulation is obtained by partitioning the domain into volumes, <text:span text:style-name="T13">capital </text:span>'V', and integrating the above with respect to a test function 'v'. Derivatives are moved to the test functions by integrating by parts once. The single-valued <text:span text:style-name="T8">normal </text:span>numerical fluxes, denoted by f*, have been introduced to enforce the coupling between adjacent elements and will either be explicitly specified or <text:span text:style-name="T8">be trace unknowns</text:span> in the methods to be subsequently presented. </text:p>
      <text:p text:style-name="Standard"/>
      <text:p text:style-name="Standard">In preparation for the specification of the norms, we reformulate the above in terms of contributions over mesh faces as opposed to over volume boundaries with double square brackets denoting the <text:soft-page-break/>standard jump operator.</text:p>
      <text:p text:style-name="Standard"/>
      <text:p text:style-name="Standard"/>
      <text:p text:style-name="Standard">11 The Discontinuous Petrov-Galerkin Method</text:p>
      <text:p text:style-name="Standard">The discontinuous Petrov-Galerkin method was originally proposed by Demkowicz et al. in 2010. From the previous discussion regarding the <text:span text:style-name="T8">motivation</text:span> of <text:span text:style-name="T8">using</text:span> the weakest possible norm for the trial space, we note that it is desirable to move derivatives in the bilinear form to the test space. Performing integration by parts, we obtain the formal L2 adjoint and subsequently define the adjoint graph space as that where all terms in the operator form of the adjoint problem are bounded <text:span text:style-name="T14">in L2</text:span>. We say that the test space is H_b conforming when it is equal to the adjoint graph space.</text:p>
      <text:p text:style-name="Standard"/>
      <text:p text:style-name="Standard"/>
      <text:p text:style-name="Standard">12 <text:span text:style-name="T8">The DPG Method – Broken Test Space</text:span></text:p>
      <text:p text:style-name="Standard">We note from the abstract analysis above that no assumptions were yet made on the conformity of the trial and test spaces. As the eventual goal of the methodology is to solve for the solution over a tessellation of the discretized domain consisting of elements (also referred to as volumes), we</text:p>
      <text:p text:style-name="Standard">note that using an H_b-conforming test space results in each of the optimal test functions potentially having global support. </text:p>
      <text:p text:style-name="Standard"/>
      <text:p text:style-name="Standard">In order to make the method practical, the discontinous Petrov-Galerkin method employs broken energy spaces such that the required inversion of the Riesz operator for the computation of optimal test functions can be done elementwise.</text:p>
      <text:p text:style-name="Standard"/>
      <text:p text:style-name="Standard">Discrete test spaces are thus most commonly chosen from piecewise polynomial spaces.</text:p>
      <text:p text:style-name="Standard"/>
      <text:p text:style-name="Standard"/>
      <text:p text:style-name="Standard">13 Investigated norms</text:p>
      <text:p text:style-name="Standard">For the purposes of this study, we have investigated the following test norms, specifically the <text:span text:style-name="T1">L2, H1, H1 along characteristics and graph norms</text:span>. It is generally difficult to ascertain the specific form of the trial norm for each of the chosen test norms, however. <text:span text:style-name="T9">Note that we are using round brackets to denote volume inner products and angled brackets for face inner products.</text:span> <text:span text:style-name="T1">Implement the last norm!</text:span></text:p>
      <text:p text:style-name="Standard"/>
      <text:p text:style-name="Standard"/>
      <text:p text:style-name="Standard">14 The Discontinuous Petrov-Galerkin Method</text:p>
      <text:p text:style-name="Standard">We conclude the introduction to the DPG method with a few of its noteworthy characteristics. </text:p>
      <text:p text:style-name="Standard"/>
      <text:p text:style-name="Standard">First, it has been shown that the <text:span text:style-name="T9">test space for the conforming</text:span> Petrov-Galerkin methodolo<text:span text:style-name="T9">g</text:span>y outlined in the abstract setting is a subset of <text:span text:style-name="T9">that of </text:span>the practical DPG methodology. This implies, when both formulations are uniquely solvable, <text:span text:style-name="T9">that </text:span>their solutions coincide. </text:p>
      <text:p text:style-name="Standard"/>
      <text:p text:style-name="Standard">We also note, in comparison to the discontinous Galerkin method, that the required selection of a suitable numerical flux has been replaced with t<text:span text:style-name="T10">hat of a </text:span>test norm. However, we do note that the flexibility in the test space allows for the recovery of optimally convergen<text:span text:style-name="T10">t</text:span> solutions in the L2 norm in at least one case which has been used to demonstrate the sharpness of the sub-optimality when using the upwind discontinous Galerkin method.</text:p>
      <text:p text:style-name="Standard"/>
      <text:p text:style-name="Standard">Finally, regarding the practical implementation, when also choosing the trial space to be discontinuous, additional trace unknowns are introduced on internal faces allowing for static condensation of volume degrees of freedom in the global system solve similar to the hybridizable discontinuous Galerkin <text:soft-page-break/>method.</text:p>
      <text:p text:style-name="Standard"/>
      <text:p text:style-name="Standard"/>
      <text:p text:style-name="Standard">15 The Optimal Trial Petrov-Galerkin Method</text:p>
      <text:p text:style-name="Standard">The original formulation of the optimal trial Petrov-Galerkin method considered here was performed by Brunken et al. quite recently. It is largely based on similar motivations to those of the DPG method but with a stricter constraint on the choice of test norm. In fact, this is the method for which the test norm is chosen as that which is naturally induced by the problem such that the continuity and inf-sup constants are both equal to one and such that the trial norm corresponds to the L2 norm.</text:p>
      <text:p text:style-name="Standard"/>
      <text:p text:style-name="Standard"/>
      <text:p text:style-name="Standard">16 OPG Formulation</text:p>
      <text:p text:style-name="Standard">Proceeding, we apply the Cauchy-Schwarz inequality to the bilinear form and, after separating terms, obtain the naturally induced test and trial space norms. For the unity <text:span text:style-name="T14">inf-sup constant</text:span>, we require equality and thus define the test space according to the following equations so that this is achieved.</text:p>
      <text:p text:style-name="Standard"/>
      <text:p text:style-name="Standard">Note that the formulation is simplified in the case of using a conforming test space where the jump <text:span text:style-name="T10">terms</text:span> are no <text:span text:style-name="T10">longer</text:span> present.</text:p>
      <text:p text:style-name="Standard"/>
      <text:p text:style-name="Standard"/>
      <text:p text:style-name="Standard">17 OPG <text:s/>Formulation</text:p>
      <text:p text:style-name="Standard">Finally, imposing sufficient conditions on the test space, notably <text:span text:style-name="T10">regarding</text:span> the selection of the discrete basis and the imposition of adjoint boundary conditions (on the outflow portion of the domain), an equivalent problem is obtained from the original where now it is the test functions (having global support) which are solved for and from which the solution is then computed through the application of the adjoint operator.</text:p>
      <text:p text:style-name="Standard"/>
      <text:p text:style-name="Standard">Upon first inspection, the method appears to be truly fantastic, with the computed solution being given by the L2 projection of the exact solution. However, we will highlight, when discussing the results, two major drawbacks which we <text:span text:style-name="T10">have </text:span>encountered <text:span text:style-name="T10">and for which we have yet to find general remedies:</text:span></text:p>
      <text:list xml:id="list1308973456122045694" text:style-name="L2">
        <text:list-item>
          <text:p text:style-name="P10">that the imposition of the physically motivated outflow boundar<text:span text:style-name="T14">y conditions</text:span> results in an over-constraint for the test space <text:span text:style-name="T10">for popular choices of finite element discrete spaces (notably piecewise polynomial spaces, both L2 and C0)</text:span>, and</text:p>
        </text:list-item>
        <text:list-item>
          <text:p text:style-name="P10">that the convergence rate of the solution is sub-optimal by a full order when <text:span text:style-name="T10">computing the solution to a problem having the same number of volume degrees of freedom as</text:span> <text:s/>that of the discontinuous Galerkin method.</text:p>
        </text:list-item>
      </text:list>
      <text:p text:style-name="Standard"/>
      <text:p text:style-name="Standard"/>
      <text:p text:style-name="Standard">18 DG</text:p>
      <text:p text:style-name="Standard">The discontinuous Galerkin method is obtain from the general problem statement by specifying the single-valued <text:span text:style-name="T15">normal</text:span> flux based on the upwind solution value. For convenience regarding the comparison with the test space stabilization, we present the alternative formulation based on the penalization of interface jumps. </text:p>
      <text:p text:style-name="Standard"/>
      <text:p text:style-name="Standard">The first interface term, which can be interpreted in the sense of using a central numerical flux, is added to ensure the satisfaction of a discrete coercivity constraint in the norm shown here. While stability is achieved, additional terms in the norm required for continuity result in the h-convergence being sub-optimal by a full order. The second interface term is thus added to strengthen the stability of the bilinear form to arrive at an error estimate which is closer to being optimal; in terms of a numerical <text:soft-page-break/>flux, th<text:span text:style-name="T10">e addition of the combination of these two face terms </text:span>is identical to using the upwind numerical flux.</text:p>
      <text:p text:style-name="Standard"/>
      <text:p text:style-name="Standard">19 DG</text:p>
      <text:p text:style-name="Standard">The following norms have been used to establish stability and boundedness for the upwind DG method. <text:s/>Leading to a sharp error estimate for L2 solution convergence in the <text:span text:style-name="T10">first</text:span> upwind norm at a rate of which is sub-optimal by one half with mesh refinement.</text:p>
      <text:p text:style-name="Standard"/>
      <text:p text:style-name="P8"><text:span text:style-name="T15">F</text:span>or DG formulation, coercivity is used in place of the inf-sup stability condition because the trial and test spaces are the same. What we would like you to take away from this slide is that <text:span text:style-name="T15">a</text:span>s the stabilization is strengthened in the test space, so is the norm being used to measure the solution. With the previous discussion of the Petrov-Galerkin methods in mind, this can be interpreted as a counteracting of the trend towards using stronger norms in the test space and __weaker__ norms in the trial space to achieve optimal solution convergence in L2.</text:p>
      <text:p text:style-name="Standard"/>
      <text:p text:style-name="P5">20 Results/<text:span text:style-name="T11">Discussion</text:span></text:p>
      <text:p text:style-name="P13">Make note that DPG and OPG both use p+1 degree trace unknowns for the global solve...</text:p>
      <text:p text:style-name="P13"/>
      <text:p text:style-name="P13"/>
      <text:p text:style-name="P5">- 1D default: Compare computed with L2 projection of exact (show lower errors for optimal trial (better constants)). (Checked <text:span text:style-name="T11">ok</text:span>).</text:p>
      <text:p text:style-name="P6">- 2D peterson: Show results similar to above. (Checked <text:span text:style-name="T11">ok</text:span>).</text:p>
      <text:p text:style-name="P6">- <text:span text:style-name="T11">Show visualization of over-constraint for OPG.</text:span></text:p>
      <text:p text:style-name="P6"/>
      <text:p text:style-name="P6">- <text:span text:style-name="T11">Discuss limitation of convergence degree for OPG (sub-optimal). Discussion of non-trivial NULL space when choosing test to have higher degree. Discuss briefly the alternative formulation of Dahmen2012 where the problem is circumvented by not enforcing the that the system matrix results from the exact linearization of the residual, resulting in an iterative Uzawa algorithm to iteratively converge (not iterative global solves for a linear PDE and potentially slow convergence!).</text:span></text:p>
      <text:p text:style-name="P6"/>
      <text:p text:style-name="P6">- <text:span text:style-name="T11">Discuss comparison of results for various DPG test norms (otherwise shorten the list of tested methods appropriately).</text:span></text:p>
      <text:p text:style-name="P7"/>
      <text:p text:style-name="Standard"/>
      <text:p text:style-name="Standard"/>
      <text:p text:style-name="Standard"/>
      <text:p text:style-name="Standard"/>
      <text:p text:style-name="Standard"/>
      <text:p text:style-name="Standard"/>
      <text:p text:style-name="Standard"/>
      <text:p text:style-name="Standard"/>
      <text:p text:style-name="Standard">Discussion (limitations):</text:p>
      <text:p text:style-name="Standard">OPG: </text:p>
      <text:p text:style-name="Standard">Would like to choose test space degree one higher than solution to obtain optimal solution convergence. This results in larger system to solve (p+1) but also results in non-trivial NULL space for dim &gt; 1. To avoid non-trivial NULL space, u \ne – b (dot) grad(w) as in Dahmen, but now an iterative method is required for a linear problem and the convergence “seemed” quite slow...</text:p>
      <text:p text:style-name="Standard">Requirement for non-standard spaces for the problem (boundary conditions on $w$ over-constrain the solution for for both L2 and C0 test spaces.</text:p>
      <text:p text:style-name="Standard"><text:soft-page-break/></text:p>
      <text:p text:style-name="Standard"/>
      <text:p text:style-name="Standard"/>
      <text:p text:style-name="Standard"/>
      <text:p text:style-name="Standard"/>
      <text:p text:style-name="Standard">Discussion of optimal test functions being discontinuous with multiple inflow faces =&gt; Motivation for Brunken to compute solution based on test space which is local polynomials.</text:p>
      <text:p text:style-name="Standard"/>
      <text:p text:style-name="Standard"/>
      <text:p text:style-name="Standard"/>
      <text:p text:style-name="Standard"><text:span text:style-name="T11">Potential a</text:span>dditional topics:</text:p>
      <text:p text:style-name="Standard"><text:span text:style-name="T11">R</text:span>equired enforcement of conservation using Lagrange multipliers (show methodolog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CA" style:letter-kerning="true" style:font-name-asian="Arial Unicode MS"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hilip Zwanenburg</meta:initial-creator>
    <meta:creation-date>2018-07-03T13:02:23</meta:creation-date>
    <dc:date>2018-07-05T11:52:31.287149874</dc:date>
    <meta:editing-duration>PT13H27M37S</meta:editing-duration>
    <meta:editing-cycles>46</meta:editing-cycles>
    <meta:generator>LibreOffice/5.1.6.2$Linux_X86_64 LibreOffice_project/10m0$Build-2</meta:generator>
    <meta:document-statistic meta:table-count="0" meta:image-count="0" meta:object-count="0" meta:page-count="7" meta:paragraph-count="84" meta:word-count="2931" meta:character-count="18268" meta:non-whitespace-character-count="15403"/>
  </office:meta>
</office:document-meta>
</file>